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04454d" officeooo:paragraph-rsid="0004454d"/>
    </style:style>
    <style:style style:name="P2" style:family="paragraph" style:parent-style-name="Preformatted_20_Text" style:list-style-name="L1">
      <style:text-properties officeooo:rsid="0004454d" officeooo:paragraph-rsid="0004454d"/>
    </style:style>
    <style:style style:name="P3" style:family="paragraph" style:parent-style-name="Preformatted_20_Text">
      <style:text-properties fo:font-size="12pt" fo:font-weight="bold" officeooo:rsid="0004454d" officeooo:paragraph-rsid="0004454d" style:font-size-asian="12pt" style:font-weight-asian="bold" style:font-size-complex="12pt" style:font-weight-complex="bold"/>
    </style:style>
    <style:style style:name="P4" style:family="paragraph" style:parent-style-name="Preformatted_20_Text" style:list-style-name="L1">
      <style:text-properties style:text-underline-style="none" officeooo:rsid="00060979" officeooo:paragraph-rsid="0006097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ndientes de app tabla didáctica </text:p>
      <text:p text:style-name="P1"/>
      <text:list xml:id="list1976480350" text:style-name="L1">
        <text:list-item>
          <text:p text:style-name="P2">adaptar el botón con la imagen del interior.</text:p>
        </text:list-item>
        <text:list-item>
          <text:p text:style-name="P4">Alinear los botones de de la bandera. 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17:34:12.739244765</dc:date>
    <meta:editing-duration>PT5M57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4" meta:word-count="23" meta:character-count="119" meta:non-whitespace-character-count="100"/>
  </office:meta>
</office:document-meta>
</file>